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ans-serif" svg:font-family="'Arial, sans-serif', Arial"/>
    <style:font-face style:name="Arial1" svg:font-family="Arial, sans-serif"/>
    <style:font-face style:name="Times" svg:font-family="Times"/>
    <style:font-face style:name="Times New Roman1" svg:font-family="'Times New Roman', Arial"/>
    <style:font-face style:name="arial" svg:font-family="arial, helvetica, clean, sans-serif"/>
    <style:font-face style:name="arial1" svg:font-family="arial, helvetica, sans-serif"/>
    <style:font-face style:name="arial2"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fo:font-size="12pt" style:font-size-asian="12pt" style:font-size-complex="12pt"/>
    </style:style>
    <style:style style:name="P2" style:family="paragraph" style:parent-style-name="Standard">
      <style:paragraph-properties fo:line-height="200%"/>
    </style:style>
    <style:style style:name="P3" style:family="paragraph" style:parent-style-name="Standard">
      <style:paragraph-properties fo:margin-left="0in" fo:margin-right="0in" fo:line-height="200%" fo:text-indent="0in" style:auto-text-indent="false"/>
      <style:text-properties style:font-name="Times New Roman" fo:font-size="12pt" style:font-size-asian="12pt" style:font-size-complex="12pt"/>
    </style:style>
    <style:style style:name="P4" style:family="paragraph" style:parent-style-name="Standard">
      <style:paragraph-properties fo:margin-left="0in" fo:margin-right="0in" fo:line-height="200%" fo:text-indent="0.4209in" style:auto-text-indent="false"/>
    </style:style>
    <style:style style:name="T1" style:family="text">
      <style:text-properties fo:font-variant="normal" fo:text-transform="none" fo:color="#222222" style:font-name="Times New Roman" fo:letter-spacing="normal" fo:font-style="normal" fo:font-weight="normal"/>
    </style:style>
    <style:style style:name="T2" style:family="text">
      <style:text-properties fo:font-variant="normal" fo:text-transform="none" fo:color="#222222" style:font-name="Times New Roman" fo:letter-spacing="normal" fo:font-style="normal" fo:font-weight="normal" style:font-weight-asian="normal" style:font-weight-complex="normal"/>
    </style:style>
    <style:style style:name="T3"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222222" style:font-name="Times New Roman" fo:font-size="12pt" fo:letter-spacing="normal" fo:font-style="normal" fo:font-weight="normal" style:font-size-asian="12pt" style:font-size-complex="12pt"/>
    </style:style>
    <style:style style:name="T5" style:family="text">
      <style:text-properties fo:font-variant="normal" fo:text-transform="none" fo:color="#222222" style:font-name="Arial1" fo:font-size="8.19999980926514pt" fo:letter-spacing="normal" fo:font-style="normal" fo:font-weight="normal"/>
    </style:style>
    <style:style style:name="T6" style:family="text">
      <style:text-properties fo:font-variant="normal" fo:text-transform="none" fo:color="#222222" style:font-name="Arial1" fo:font-size="8.19999980926514pt" fo:letter-spacing="normal" fo:font-style="italic" fo:font-weight="normal"/>
    </style:style>
    <style:style style:name="T7" style:family="text">
      <style:text-properties fo:font-variant="normal" fo:text-transform="none" fo:color="#222222" fo:letter-spacing="normal"/>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style:font-weight-asian="normal" style:font-weight-complex="normal"/>
    </style:style>
    <style:style style:name="T10" style:family="text">
      <style:text-properties fo:font-variant="normal" fo:text-transform="none" fo:color="#222222" fo:letter-spacing="normal" fo:font-style="italic" fo:font-weight="normal"/>
    </style:style>
    <style:style style:name="T11"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222222" fo:font-size="12pt" fo:letter-spacing="normal" fo:font-style="normal" fo:font-weight="normal" style:font-size-asian="12pt" style:font-size-complex="12pt"/>
    </style:style>
    <style:style style:name="T13" style:family="text">
      <style:text-properties fo:font-variant="normal" fo:text-transform="none" fo:color="#222222" fo:font-size="8.19999980926514pt" fo:letter-spacing="normal" fo:font-style="normal" fo:font-weight="normal"/>
    </style:style>
    <style:style style:name="T14" style:family="text">
      <style:text-properties fo:font-variant="normal" fo:text-transform="none" fo:color="#222222" fo:font-size="8.19999980926514pt" fo:letter-spacing="normal" fo:font-style="italic" fo:font-weight="normal"/>
    </style:style>
    <style:style style:name="T15" style:family="text">
      <style:text-properties fo:font-variant="normal" fo:text-transform="none" fo:color="#000000" style:font-name="Times New Roman" fo:font-size="12pt" fo:letter-spacing="normal" fo:font-style="normal" fo:font-weight="normal" style:font-size-asian="12pt" style:font-size-complex="12pt"/>
    </style:style>
    <style:style style:name="T16" style:family="text">
      <style:text-properties fo:font-variant="normal" fo:text-transform="none" fo:color="#000000" style:font-name="Times New Roman" fo:letter-spacing="normal" fo:font-style="normal" fo:font-weight="normal"/>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variant="normal" fo:text-transform="none" fo:color="#336699" style:font-name="Times New Roman" fo:letter-spacing="normal" fo:font-style="normal" style:text-underline-style="solid" style:text-underline-width="auto" style:text-underline-color="font-color" fo:font-weight="normal"/>
    </style:style>
    <style:style style:name="T20" style:family="text">
      <style:text-properties fo:font-variant="normal" fo:text-transform="none" fo:color="#336699" style:font-name="Times New Roman" fo:font-size="12pt" fo:letter-spacing="normal" fo:font-style="normal" style:text-underline-style="solid" style:text-underline-width="auto" style:text-underline-color="font-color" fo:font-weight="normal" style:font-size-asian="12pt" style:font-size-complex="12pt"/>
    </style:style>
    <style:style style:name="T21" style:family="text">
      <style:text-properties fo:font-variant="normal" fo:text-transform="none" fo:color="#336699" fo:font-size="12pt" fo:letter-spacing="normal" fo:font-style="normal" style:text-underline-style="solid" style:text-underline-width="auto" style:text-underline-color="font-color" fo:font-weight="normal" style:font-size-asian="12pt" style:font-size-complex="12pt"/>
    </style:style>
    <style:style style:name="T22" style:family="text">
      <style:text-properties fo:font-variant="normal" fo:text-transform="none" style:font-name="Times New Roman" fo:letter-spacing="normal" fo:font-style="normal" fo:font-weight="normal"/>
    </style:style>
    <style:style style:name="T23" style:family="text">
      <style:text-properties fo:font-variant="normal" fo:text-transform="none" style:font-name="Times New Roman" fo:font-size="12pt" fo:letter-spacing="normal" fo:font-style="normal" fo:font-weight="normal" style:font-size-asian="12pt" style:font-size-complex="12pt"/>
    </style:style>
    <style:style style:name="T24" style:family="text">
      <style:text-properties fo:font-variant="normal" fo:text-transform="none" fo:font-size="12pt" fo:letter-spacing="normal" fo:font-style="normal" fo:font-weight="normal" style:font-size-asian="12pt" style:font-size-complex="12pt"/>
    </style:style>
    <style:style style:name="T25" style:family="text">
      <style:text-properties style:font-name="Times New Roman" fo:font-size="12pt" style:font-size-asian="12pt" style:font-size-complex="12pt"/>
    </style:style>
    <style:style style:name="T26"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nt Gaither Kevin Portland</text:p>
      <text:p text:style-name="P2"><text:span text:style-name="T25">Web exploration 5</text:span></text:p>
      <text:p text:style-name="P4"><text:span text:style-name="T15">We found the YADK gene is likely to be a gene with a f</text:span><text:span text:style-name="T23">imbrial function. There were orthologous fimbrial genes found in Escherichia albertii KF1 (</text:span><text:a xlink:type="simple" xlink:href="http://www.ncbi.nlm.nih.gov/protein/569536870?report=genbank&amp;log$=prottop&amp;blast_rank=1&amp;RID=CFHVU77W015" office:target-frame-name="_blank" xlink:show="new"><text:span text:style-name="T20">AHE59177.1</text:span></text:a><text:span text:style-name="T23">), Salmonella Enterica, and Shigella Boydi, with 86-51similarity scores. In addition, the protein matched a conserved domain for fimbrial genes very closely, and was also very similar to a gene involved in a related function, cell attachment.</text:span><text:span text:style-name="T15"> </text:span><text:span text:style-name="T4">It is likely this protein increases virulence because it enables the pathogen to attach and stay attached to surfaces within the host. This makes the pathogen much harder to remove from the body than it would be if free-floating. We were able to find more information detailing the ability for similar fimbrial proteins to attach on PSI-BLAST. We next looked at PFAM but were not able to find it on the PFAM-A. There was two matches on PFAM-B but they did not explain the proteins role in attachment. With this information we were able to speculate that this protien most likely has the ability to increase virulence in E. coli. <text:s/></text:span></text:p>
      <text:p text:style-name="P4"><text:span text:style-name="T4"/></text:p>
      <text:p text:style-name="P1"><text:tab/>Next we looked at ycjZ which is likely to be a transcriptional regulator. There are <text:span text:style-name="T9">orthologous</text:span> transcriptional regulators in a large portion of the <text:span text:style-name="T17">prokaryotic kingdom. This sequence has been shown to play a role in “N-terminal DNA-binding helix-turn-helix motif and a C-terminal co-inducer-binding domain” (Maddocks 2008). This can play a role in many genes including increased virulence. It plays a role in activating and repressing promoters. This could play a role in virulence because it can increase the amount transcription possibly leading to an increase in the toxins produced. We used DAS and PFAM to better understand the role it plays in DNA binding. This protein has been shown to bind to the major grove of DNA through multiple molecular forces (Van der Waals and hydrogen bonds). This information shows that this protein could lead to increased virulence, but not directly it needs other toxins to make this transcriptional regulator increase virulence.</text:span></text:p>
      <text:p text:style-name="P1"/>
      <text:p text:style-name="P3"><text:soft-page-break/><text:span text:style-name="T8">References </text:span></text:p>
      <text:p text:style-name="P3"><text:span text:style-name="T8">Fiedoruk, Krzysztof, et al. "First complete genome sequence of Escherichia albertii strain KF1, a new <text:tab/>potential human enteric pathogen." </text:span><text:span text:style-name="T10">Genome announcements</text:span><text:span text:style-name="T7"> </text:span><text:span text:style-name="T8">2.1 (2014): e00004-14.</text:span></text:p>
      <text:p text:style-name="P3"><text:span text:style-name="T8">Maddocks, Sarah E., and Petra CF Oyston. "Structure and function of the LysR-type transcriptional <text:tab/>regulator (LTTR) family proteins." </text:span><text:span text:style-name="T10">Microbiology</text:span><text:span text:style-name="T8"> 154.12 (2008): 3609-3623.</text:span></text:p>
      <text:p text:style-name="P3"><text:span text:style-name="T8">Wu, Hui, and Paula M. Fives-Taylor. "Molecular strategies for fimbrial expression and <text:tab/>assembly." </text:span><text:span text:style-name="T10">Critical Reviews in Oral Biology &amp; Medicine</text:span><text:span text:style-name="T8"> 12.2 (2001): 101-1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ans-serif" svg:font-family="'Arial, sans-serif', Arial"/>
    <style:font-face style:name="Arial1" svg:font-family="Arial, sans-serif"/>
    <style:font-face style:name="Times" svg:font-family="Times"/>
    <style:font-face style:name="Times New Roman1" svg:font-family="'Times New Roman', Arial"/>
    <style:font-face style:name="arial" svg:font-family="arial, helvetica, clean, sans-serif"/>
    <style:font-face style:name="arial1" svg:font-family="arial, helvetica, sans-serif"/>
    <style:font-face style:name="arial2"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1-27T11:20:49</meta:creation-date>
    <dc:date>2015-01-29T08:20:11</dc:date>
    <dc:creator>Brent Gaither</dc:creator>
    <meta:editing-duration>P1DT20H59M22S</meta:editing-duration>
    <meta:editing-cycles>29</meta:editing-cycles>
    <meta:generator>OpenOffice.org/3.4$Unix OpenOffice.org_project/340m1$Build-9590</meta:generator>
    <meta:document-statistic meta:table-count="0" meta:image-count="0" meta:object-count="0" meta:page-count="2" meta:paragraph-count="8" meta:word-count="402" meta:character-count="2570"/>
  </office:meta>
</office:document-meta>
</file>